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6pt" style:text-underline-style="solid" style:text-underline-width="auto" style:text-underline-color="font-color" fo:font-weight="bold" officeooo:rsid="00172564" officeooo:paragraph-rsid="00172564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72564" officeooo:paragraph-rsid="001725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uxbourg Euvi</text:p>
      <text:p text:style-name="P2"/>
      <text:p text:style-name="P3"><text:tab/>Fauxbourg Euvi est le village de départ du jeu, elle contient un point d’eau bien aimé des Ornitaupes et des Carapuces. Dans ce village y habite 2 familles, ainsi qu’un professeur aimé de tous.</text:p>
      <text:p text:style-name="P3"/>
      <text:p text:style-name="P3"/>
      <text:p text:style-name="P3">Pokemons possibles de rencontrer :</text:p>
      <text:p text:style-name="P3"/>
      <text:p text:style-name="P3">Commun : Ornitaupes, carapuces, piafabecs</text:p>
      <text:p text:style-name="P3"/>
      <text:p text:style-name="P3">Peu communs : Roucouls, Taupiqueurs</text:p>
      <text:p text:style-name="P3"/>
      <text:p text:style-name="P3">Rares : Carabaffes, Tentacools, Magicarp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04:26.691369050</meta:creation-date>
    <dc:date>2016-10-28T18:10:08.694172059</dc:date>
    <meta:editing-duration>PT5M42S</meta:editing-duration>
    <meta:editing-cycles>1</meta:editing-cycles>
    <meta:document-statistic meta:table-count="0" meta:image-count="0" meta:object-count="0" meta:page-count="1" meta:paragraph-count="6" meta:word-count="56" meta:character-count="360" meta:non-whitespace-character-count="309"/>
    <meta:generator>LibreOffice/5.1.4.2$Linux_X86_64 LibreOffice_project/10m0$Build-2</meta:generator>
  </office:meta>
</office:document-meta>
</file>